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 Semibold" fo:font-size="18pt" fo:text-shadow="none" style:text-underline-style="none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5" style:family="paragraph">
      <style:paragraph-properties>
        <style:tab-stops>
          <style:tab-stop style:position="19.05cm" style:type="right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text-align="start" fo:text-indent="0cm">
        <style:tab-stops>
          <style:tab-stop style:position="19.05cm" style:type="right"/>
        </style:tab-stops>
      </style:paragraph-properties>
      <style:text-properties fo:color="#000000" style:font-name="Segoe UI Semibold" fo:font-size="18pt" fo:text-shadow="none" style:text-underline-style="none" style:font-size-asian="18pt" style:font-size-complex="18pt"/>
    </style:style>
    <style:style style:name="P7" style:family="paragraph"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" fo:font-style="normal" fo:font-weight="bold" style:font-style-asian="normal" style:font-weight-asian="bold" style:font-style-complex="normal" style:font-weight-complex="bold"/>
    </style:style>
    <style:style style:name="P8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19.05cm" style:type="right"/>
        </style:tab-stops>
      </style:paragraph-properties>
      <style:text-properties fo:color="#000000" style:font-name="Segoe U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text-shadow="none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fo:color="#003d73" style:text-position="33% 58%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3d73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T6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638cm" svg:height="3.063cm" svg:x="1.692cm" svg:y="0.783cm">
          <draw:text-box>
            <text:p text:style-name="P1"><text:span text:style-name="T1">PSALM</text:span></text:p>
            <text:p text:style-name="P1"><text:span text:style-name="T2">Psalm 119:129–13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638cm" svg:height="6.263cm" svg:x="1.692cm" svg:y="0.783cm">
          <draw:text-box>
            <text:p text:style-name="P4"><text:span text:style-name="T3">129</text:span><text:span text:style-name="T4">Your testimonies are wonderful;</text:span></text:p>
            <text:p text:style-name="P5"><text:span text:style-name="T5"><text:s text:c="7"/></text:span><text:span text:style-name="T2">therefore my soul keeps them.</text:span></text:p>
            <text:p text:style-name="P5"><text:span text:style-name="T3">130</text:span><text:span text:style-name="T4">The unfolding of your words gives light;</text:span></text:p>
            <text:p text:style-name="P5"><text:span text:style-name="T5"><text:s text:c="6"/></text:span><text:span text:style-name="T2"><text:s/></text:span><text:span text:style-name="T2">it imparts understanding to the simpl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638cm" svg:height="7.766cm" svg:x="1.692cm" svg:y="0.783cm">
          <draw:text-box>
            <text:p text:style-name="P4"><text:span text:style-name="T3">131</text:span><text:span text:style-name="T4">I open my mouth and pant,</text:span></text:p>
            <text:p text:style-name="P5"><text:span text:style-name="T5"><text:s text:c="7"/></text:span><text:span text:style-name="T2">because I long for your commandments.</text:span></text:p>
            <text:p text:style-name="P5"><text:span text:style-name="T3">132</text:span><text:span text:style-name="T4">Turn to me and be gracious to me,</text:span></text:p>
            <text:p text:style-name="P5"><text:span text:style-name="T5"><text:s text:c="7"/></text:span><text:span text:style-name="T2">as is your way with those who love your </text:span></text:p>
            <text:p text:style-name="P5"><text:span text:style-name="T2"><text:s text:c="7"/></text:span><text:span text:style-name="T2">nam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25.149cm" svg:height="8.128cm" svg:x="1.521cm" svg:y="0.762cm">
          <draw:text-box>
            <text:p text:style-name="P4"><text:span text:style-name="T3">133</text:span><text:span text:style-name="T4">Keep steady my steps according to your </text:span></text:p>
            <text:p text:style-name="P4"><text:span text:style-name="T4"><text:s text:c="3"/></text:span><text:span text:style-name="T4">promise,</text:span></text:p>
            <text:p text:style-name="P5"><text:span text:style-name="T5"><text:s text:c="7"/></text:span><text:span text:style-name="T2">and let no iniquity get dominion over me.</text:span></text:p>
            <text:p text:style-name="P5"><text:span text:style-name="T3">134</text:span><text:span text:style-name="T4">Redeem me from man’s oppression,</text:span></text:p>
            <text:p text:style-name="P5"><text:span text:style-name="T5"><text:s text:c="7"/></text:span><text:span text:style-name="T2">that I may keep your precept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25.149cm" svg:height="6.35cm" svg:x="1.521cm" svg:y="0.762cm">
          <draw:text-box>
            <text:p text:style-name="P4"><text:span text:style-name="T3">135</text:span><text:span text:style-name="T4">Make your face shine upon your servant,</text:span></text:p>
            <text:p text:style-name="P5"><text:span text:style-name="T2"><text:s text:c="7"/></text:span><text:span text:style-name="T2">and teach me your statutes.</text:span></text:p>
            <text:p text:style-name="P5"><text:span text:style-name="T3">136</text:span><text:span text:style-name="T4">My eyes shed streams of tears,</text:span></text:p>
            <text:p text:style-name="P5"><text:span text:style-name="T5"><text:s text:c="7"/></text:span><text:span text:style-name="T2">because people do not keep your law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4" draw:text-style-name="P8" draw:layer="layout" svg:width="25.149cm" svg:height="6.35cm" svg:x="1.521cm" svg:y="0.762cm">
          <draw:text-box>
            <text:p text:style-name="P7"><text:span text:style-name="T6">Glory be to the Father and to the Son</text:span></text:p>
            <text:p text:style-name="P7"><text:span text:style-name="T6">and to the Holy Spirit;</text:span></text:p>
            <text:p text:style-name="P7"><text:span text:style-name="T6">as it was in the beginning,</text:span></text:p>
            <text:p text:style-name="P7"><text:span text:style-name="T6">is now, and will be forever. Am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9T21:55:22.954000000</meta:creation-date>
    <dc:title>2018Blue</dc:title>
    <meta:editing-duration>PT1M25S</meta:editing-duration>
    <meta:editing-cycles>2</meta:editing-cycles>
    <meta:generator>LibreOffice/6.0.5.2$Windows_X86_64 LibreOffice_project/54c8cbb85f300ac59db32fe8a675ff7683cd5a16</meta:generator>
    <dc:date>2018-08-29T21:56:46.739000000</dc:date>
    <meta:document-statistic meta:object-count="39"/>
  </office:meta>
</office:document-meta>
</file>